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lobalExceptionHandler.handleResponseStatusException( ResponseStatusException ex , HttpHeaders headers , HttpStatusCode status ,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EntityExceptionHandlerTests.errorResponseProblemDetailViaMessageSour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esponseEntityExceptionHandlerTests.handleServerWebInpu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EntityExceptionHandlerTests.handleErrorRespons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EntityExceptionHandlerTests.handleWebExchangeBin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alExceptionHandler.handleNotAcceptableStatusException( NotAcceptableStatusException ex , HttpHeaders headers , HttpStatusCode status ,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alExceptionHandler.handleUnsupportedMediaTypeStatusException( UnsupportedMediaTypeStatusException ex , HttpHeaders headers , HttpStatusCode status ,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alExceptionHandler.handleMissingRequestValueException( MissingRequestValueException ex , HttpHeaders headers , HttpStatusCode status ,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alExceptionHandler.handleMethodNotAllowedException( MethodNotAllowedException ex , HttpHeaders headers , HttpStatusCode status ,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alExceptionHandler.handleAndSetTypeToExceptionName( ErrorResponseException ex , HttpHeaders headers , HttpStatusCode status ,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EntityExceptionHandlerTests.handleResponseStatu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alExceptionHandler.handleServerErrorException( ServerErrorException ex , HttpHeaders headers , HttpStatusCode status ,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alExceptionHandler.handleWebExchangeBindException( WebExchangeBindException ex , HttpHeaders headers , HttpStatusCode status ,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EntityExceptionHandlerTests.customExceptionToProblemDetailViaMessageSour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sponseEntityExceptionHandlerTests.handleUnsupportedMediaTypeStatu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ponseEntityExceptionHandlerTests.handleMethodNotAllow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lobalExceptionHandler.handleServerWebInputException( ServerWebInputException ex , HttpHeaders headers , HttpStatusCode status ,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EntityExceptionHandlerTests.testException( ErrorResponseException exce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lobalExceptionHandler.handleUnsatisfiedRequestParameterException( UnsatisfiedRequestParameterException ex , HttpHeaders headers , HttpStatusCode status ,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EntityExceptionHandlerTests.handleMissingRequestValu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alExceptionHandler.handleErrorResponseException( ErrorResponseException ex , HttpHeaders headers , HttpStatusCode status ,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alExceptionHandler.handleException( IllegalStateException ex ,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ponseEntityExceptionHandlerTests.handleServerError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EntityExceptionHandlerTests.handleUnsatisfiedRequestParameter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EntityExceptionHandlerTests.handleNotAcceptableStatu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